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" svg:font-family="'Fira code', MonoLisa, 'Droid Sans Mono', monospace, monospace, 'Droid Sans Fallback'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34d0d7" style:font-size-asian="11pt" style:font-weight-asian="normal" style:font-size-complex="11pt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4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88bfa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5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5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63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86d" fo:background-color="transparent" style:font-size-asian="11pt" style:font-weight-asian="normal" style:font-size-complex="11pt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71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7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7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86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8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8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94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97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98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99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102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0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106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109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111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12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8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19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20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22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.0984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2a00e0" style:font-size-asian="11pt" style:font-weight-asian="bold" style:font-size-complex="11pt" style:font-weight-complex="bold" loext:padding="0in" loext:border="none"/>
    </style:style>
    <style:style style:name="P125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b8be6" style:font-size-asian="11pt" style:font-weight-asian="normal" style:font-size-complex="11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129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1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2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133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4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135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3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8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9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145" style:family="paragraph" style:parent-style-name="Standard">
      <style:paragraph-properties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2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3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5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6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58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0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1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62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4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5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6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67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9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7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72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73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176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181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184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18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87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8" style:family="text">
      <style:text-properties fo:color="#0000ff" loext:opacity="100%" style:font-name="DejaVu Sans Mono" fo:language="en" fo:country="US" officeooo:rsid="0136cf93"/>
    </style:style>
    <style:style style:name="T9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1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2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3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4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officeooo:rsid="0005e96b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6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7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2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3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3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3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3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35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6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37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style-asian="normal" style:font-weight-asian="bold" style:font-style-complex="normal" style:font-weight-complex="bold"/>
    </style:style>
    <style:style style:name="T40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41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42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4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4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134d0d7"/>
    </style:style>
    <style:style style:name="T49" style:family="text">
      <style:text-properties style:text-underline-style="solid" style:text-underline-width="auto" style:text-underline-color="font-color" officeooo:rsid="0136c86d"/>
    </style:style>
    <style:style style:name="T50" style:family="text">
      <style:text-properties style:text-underline-style="solid" style:text-underline-width="auto" style:text-underline-color="font-color" officeooo:rsid="0138eae1"/>
    </style:style>
    <style:style style:name="T51" style:family="text">
      <style:text-properties style:text-underline-style="solid" style:text-underline-width="auto" style:text-underline-color="font-color" officeooo:rsid="0139d8e1"/>
    </style:style>
    <style:style style:name="T52" style:family="text">
      <style:text-properties style:text-underline-style="solid" style:text-underline-width="auto" style:text-underline-color="font-color" officeooo:rsid="013b2ac9"/>
    </style:style>
    <style:style style:name="T53" style:family="text">
      <style:text-properties style:text-underline-style="solid" style:text-underline-width="auto" style:text-underline-color="font-color" officeooo:rsid="013bbd8b"/>
    </style:style>
    <style:style style:name="T54" style:family="text">
      <style:text-properties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56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57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58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60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61" style:family="text">
      <style:text-properties officeooo:rsid="0122c4ff" loext:padding="0in" loext:border="none"/>
    </style:style>
    <style:style style:name="T62" style:family="text">
      <style:text-properties style:font-name="GqdfpyHkgxthGwhhqsUtopiaStd-Regular" fo:font-size="9pt" style:font-size-asian="9pt"/>
    </style:style>
    <style:style style:name="T63" style:family="text">
      <style:text-properties officeooo:rsid="0005e96b"/>
    </style:style>
    <style:style style:name="T64" style:family="text">
      <style:text-properties officeooo:rsid="0005e96b" loext:padding="0in" loext:border="none"/>
    </style:style>
    <style:style style:name="T65" style:family="text">
      <style:text-properties officeooo:rsid="0126d0db"/>
    </style:style>
    <style:style style:name="T66" style:family="text">
      <style:text-properties officeooo:rsid="01289a9d"/>
    </style:style>
    <style:style style:name="T67" style:family="text">
      <style:text-properties fo:letter-spacing="normal"/>
    </style:style>
    <style:style style:name="T68" style:family="text">
      <style:text-properties fo:letter-spacing="normal" loext:padding="0in" loext:border="none"/>
    </style:style>
    <style:style style:name="T69" style:family="text">
      <style:text-properties fo:letter-spacing="normal" officeooo:rsid="012510cb"/>
    </style:style>
    <style:style style:name="T70" style:family="text">
      <style:text-properties fo:letter-spacing="normal" officeooo:rsid="012510cb" loext:padding="0in" loext:border="none"/>
    </style:style>
    <style:style style:name="T71" style:family="text">
      <style:text-properties fo:letter-spacing="normal" fo:font-style="italic" style:font-style-asian="italic"/>
    </style:style>
    <style:style style:name="T72" style:family="text">
      <style:text-properties fo:letter-spacing="normal" fo:font-style="italic" officeooo:rsid="012510cb" style:font-style-asian="italic"/>
    </style:style>
    <style:style style:name="T73" style:family="text">
      <style:text-properties officeooo:rsid="012a00e0"/>
    </style:style>
    <style:style style:name="T74" style:family="text">
      <style:text-properties officeooo:rsid="012b8be6"/>
    </style:style>
    <style:style style:name="T75" style:family="text">
      <style:text-properties fo:font-size="10.5pt" style:font-size-asian="10.5pt" style:font-size-complex="10.5pt"/>
    </style:style>
    <style:style style:name="T7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7" style:family="text">
      <style:text-properties fo:font-size="10.5pt" fo:font-weight="bold" style:font-size-asian="10.5pt" style:font-weight-asian="bold" style:font-size-complex="10.5pt" style:font-weight-complex="bold"/>
    </style:style>
    <style:style style:name="T78" style:family="text">
      <style:text-properties style:font-name="DejaVu Sans Mono" fo:font-size="10pt" fo:letter-spacing="-0.0102in" style:font-size-asian="10pt" style:font-size-complex="10pt"/>
    </style:style>
    <style:style style:name="T79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80" style:family="text">
      <style:text-properties style:font-name="DejaVu Sans Mono" fo:font-size="10pt" style:font-size-asian="10pt" style:font-size-complex="10pt"/>
    </style:style>
    <style:style style:name="T81" style:family="text">
      <style:text-properties style:font-name="DejaVu Sans Mono" fo:language="en" fo:country="US" officeooo:rsid="0136cf93"/>
    </style:style>
    <style:style style:name="T82" style:family="text">
      <style:text-properties officeooo:rsid="0136cf93"/>
    </style:style>
    <style:style style:name="T83" style:family="text">
      <style:text-properties officeooo:rsid="013771bf"/>
    </style:style>
    <style:style style:name="T84" style:family="text">
      <style:text-properties officeooo:rsid="013da351"/>
    </style:style>
    <style:style style:name="T85" style:family="text">
      <style:text-properties style:font-style-asian="normal" style:font-style-complex="normal"/>
    </style:style>
    <style:style style:name="T86" style:family="text">
      <style:text-properties officeooo:rsid="014041ee"/>
    </style:style>
    <style:style style:name="T87" style:family="text">
      <style:text-properties officeooo:rsid="01415175"/>
    </style:style>
    <style:style style:name="T88" style:family="text">
      <style:text-properties officeooo:rsid="01426b73"/>
    </style:style>
    <style:style style:name="T89" style:family="text">
      <style:text-properties officeooo:rsid="0144218e"/>
    </style:style>
    <style:style style:name="T90" style:family="text">
      <style:text-properties officeooo:rsid="014c2a59"/>
    </style:style>
    <style:style style:name="T91" style:family="text">
      <style:text-properties fo:color="#0000bb" loext:opacity="100%" fo:background-color="#ffffff" loext:char-shading-value="0"/>
    </style:style>
    <style:style style:name="T92" style:family="text">
      <style:text-properties fo:color="#0000bb" loext:opacity="100%" officeooo:rsid="01511188" fo:background-color="#ffffff" loext:char-shading-value="0"/>
    </style:style>
    <style:style style:name="T93" style:family="text">
      <style:text-properties fo:color="#007700" loext:opacity="100%" fo:background-color="#ffffff" loext:char-shading-value="0"/>
    </style:style>
    <style:style style:name="T94" style:family="text">
      <style:text-properties fo:color="#007700" loext:opacity="100%" officeooo:rsid="014fe178" fo:background-color="#ffffff" loext:char-shading-value="0"/>
    </style:style>
    <style:style style:name="T95" style:family="text">
      <style:text-properties fo:color="#dd0000" loext:opacity="100%" fo:background-color="#ffffff" loext:char-shading-value="0"/>
    </style:style>
    <style:style style:name="T96" style:family="text">
      <style:text-properties fo:color="#dd0000" loext:opacity="100%" officeooo:rsid="01511188" fo:background-color="#ffffff" loext:char-shading-value="0"/>
    </style:style>
    <style:style style:name="T97" style:family="text">
      <style:text-properties officeooo:rsid="01588bfa"/>
    </style:style>
    <style:style style:name="T98" style:family="text">
      <style:text-properties officeooo:rsid="0159cd1c"/>
    </style:style>
    <style:style style:name="T99" style:family="text">
      <style:text-properties officeooo:rsid="015a6ca5"/>
    </style:style>
    <style:style style:name="T100" style:family="text">
      <style:text-properties fo:color="#ff0000" loext:opacity="100%"/>
    </style:style>
    <style:style style:name="T101" style:family="text">
      <style:text-properties officeooo:rsid="012986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T1">PHP Notes Chapter </text:span><text:span text:style-name="T61">2</text:span><text:span text:style-name="T1">  </text:span><text:span text:style-name="T61">Functions</text:span></text:p>
      <text:p text:style-name="P99"><text:span text:style-name="T64">In PHP, function names are case insensitive and can be referenced before they are </text:span><text:span text:style-name="T63">defined, unless they are defined in a conditional code block.</text:span></text:p>
      <text:p text:style-name="P105">Arguments</text:p>
      <text:p text:style-name="P100"><text:span text:style-name="T68">Arguments </text:span><text:span text:style-name="T70">(</text:span><text:span text:style-name="T71">parameters</text:span><text:span text:style-name="T72">)</text:span><text:span text:style-name="T67">, allow you to pass values into the function scope. </text:span><text:span text:style-name="T69">They </text:span><text:span text:style-name="T67">are passed as a comma-</text:span><text:span text:style-name="T69">s</text:span><text:span text:style-name="T67">eparated list and are evaluated left to right.</text:span></text:p>
      <text:p text:style-name="P3">Argument Type Declarations</text:p>
      <text:p text:style-name="P48"/>
      <text:p text:style-name="P50"><text:span text:style-name="T1">PHP is a loosely typed language and if you specify exactly what</text:span>sort of variable you expect, then your function is going to be more reliable and your code easier to read, <text:span text:style-name="T66">(and a</text:span><text:span text:style-name="T65">lso your IDE can type hint</text:span><text:span text:style-name="T66">).</text:span></text:p>
      <text:p text:style-name="P49"/>
      <text:p text:style-name="P101"><text:span text:style-name="T2">If ph</text:span><text:span text:style-name="T40">p is running in </text:span><text:span text:style-name="T18">strict mode</text:span><text:span text:style-name="T40"> <text:s text:c="2"/></text:span><text:span text:style-name="T5">declare(strict_types = 1); </text:span><text:span text:style-name="T19">and the variable passed into a function is the incorrect typetype, then PHP 7 will raise a TypeError exception.</text:span></text:p>
      <text:p text:style-name="P110">Example 1:</text:p>
      <text:p text:style-name="P25">&lt;?php</text:p>
      <text:p text:style-name="P148">/* $itemName must be a string and $details must be an array */</text:p>
      <text:p text:style-name="P149"/>
      <text:p text:style-name="P153">function addToShoppingCart(string $itemName, array $details) {}</text:p>
      <text:p text:style-name="P150"/>
      <text:p text:style-name="P143">/* $paymentObject must be an object that either:</text:p>
      <text:p text:style-name="P32">implements the PaymentProviderInterface interface,</text:p>
      <text:p text:style-name="P32">or is any child of a class that does */</text:p>
      <text:p text:style-name="P17"/>
      <text:p text:style-name="P106">function requestPayment(PaymentProviderInterface $paymentObject) {}</text:p>
      <text:p text:style-name="P17"/>
      <text:p text:style-name="P33">/* $employee must be an object that is either:</text:p>
      <text:p text:style-name="P143">an instance of the Employee class,</text:p>
      <text:p text:style-name="P143">or is any child of a class that does */</text:p>
      <text:p text:style-name="P143"/>
      <text:p text:style-name="P154">function calculateWage(Employee $employee) {}</text:p>
      <text:p text:style-name="P17"/>
      <text:p text:style-name="P33">/* $callback must be a callable */</text:p>
      <text:p text:style-name="P33"/>
      <text:p text:style-name="P120">function performCalculation(callable $method) {}</text:p>
      <text:p text:style-name="P52"/>
      <text:p text:style-name="P108">Type <text:tab/><text:tab/><text:tab/><text:tab/>Description</text:p>
      <text:p text:style-name="P175">Class name or Interface <text:tab/><text:span text:style-name="T73">A</text:span>n instance of, or a child of, the specified class or interface.</text:p>
      <text:p text:style-name="P175">self <text:tab/><text:tab/><text:tab/><text:tab/>The parameter must be an instance of the current class.</text:p>
      <text:p text:style-name="P175">array</text:p>
      <text:p text:style-name="P175">bool</text:p>
      <text:p text:style-name="P175">float</text:p>
      <text:p text:style-name="P175">int</text:p>
      <text:p text:style-name="P175">string</text:p>
      <text:p text:style-name="P175">iterable <text:tab/><text:tab/><text:tab/>The parameter must be either an array or an instanceof traversable.</text:p>
      <text:p text:style-name="P122">callable <text:tab/><text:tab/><text:tab/>The parameter must be a valid callable.</text:p>
      <text:p text:style-name="P124"><text:soft-page-break/>Note: <text:s/></text:p>
      <text:p text:style-name="P123">When say “ancestor” class, I<text:span text:style-name="T73">t</text:span> referring to any superclass of your class: the parent, the parent’s parent, and so on. Likewise, <text:span text:style-name="T73">if</text:span> using the word “child” <text:s/><text:span text:style-name="T73">it</text:span> denote a child, grandchild, great-grandchild, and so on.</text:p>
      <text:p text:style-name="P121">You cannot use type aliases. For example, you cannot use boolean in place of bool <text:span text:style-name="T62">PHP </text:span>will expect an instance of a class called boolean</text:p>
      <text:p text:style-name="P111">Example <text:span text:style-name="T74">2</text:span>:</text:p>
      <text:p text:style-name="P125">&lt;?php</text:p>
      <text:p text:style-name="P163">function A(boolean $a) {var_dump($a);}</text:p>
      <text:p text:style-name="P163">A(true);</text:p>
      <text:p text:style-name="P163">?&gt;</text:p>
      <text:p text:style-name="P157">// Fatal error: Uncaught TypeError: Argument 1 passed to A() must be an instance of boolean, boolean given...</text:p>
      <text:p text:style-name="P44"/>
      <text:p text:style-name="P42">There are two ways that you can enforce scalar type hinting: coercive (default) and strict. </text:p>
      <text:p text:style-name="P127">You configure the <text:span text:style-name="T38">mode per file</text:span> by placing a <text:span text:style-name="T14">declare</text:span> directive at the top of the file.</text:p>
      <text:p text:style-name="P51"/>
      <text:p text:style-name="P116"><text:span text:style-name="T30">Example </text:span><text:span text:style-name="T31">3</text:span><text:span text:style-name="T30">:</text:span></text:p>
      <text:p text:style-name="P113">&lt;?php</text:p>
      <text:p text:style-name="P136">function sayHello(string $name) {</text:p>
      <text:p text:style-name="P136"><text:s text:c="4"/>echo gettype($name);</text:p>
      <text:p text:style-name="P136">}</text:p>
      <text:p text:style-name="P136">?&gt;</text:p>
      <text:p text:style-name="P151">sayHello(100); // string</text:p>
      <text:p text:style-name="P151"/>
      <text:p text:style-name="P112">Example <text:span text:style-name="T74">4</text:span>:</text:p>
      <text:p text:style-name="P155">&lt;?php</text:p>
      <text:p text:style-name="P159">declare(strict_types=1);</text:p>
      <text:p text:style-name="P136">function sayHello(string $name) {</text:p>
      <text:p text:style-name="P136"><text:s text:c="4"/>echo gettype($name);</text:p>
      <text:p text:style-name="P152">}</text:p>
      <text:p text:style-name="P155">sayHello(100);</text:p>
      <text:p text:style-name="P155">?&gt;</text:p>
      <text:p text:style-name="P144">/*Fatal error: Uncaught TypeError: Argument 1 passed to sayHello() must be </text:p>
      <text:p text:style-name="P144">of the type string, integer given,*/</text:p>
      <text:p text:style-name="P51"/>
      <text:p text:style-name="P51"/>
      <text:p text:style-name="P3">Alternate Null Type Syntax</text:p>
      <text:p text:style-name="P47"/>
      <text:p text:style-name="P128">PHP 7.1 introduced a new way to type hint variables that may be null.<text:tab/></text:p>
      <text:p text:style-name="P45"><text:span text:style-name="T32">Example </text:span><text:span text:style-name="T33">5</text:span><text:span text:style-name="T32">:</text:span></text:p>
      <text:p text:style-name="P47"/>
      <text:p text:style-name="P113">&lt;?php</text:p>
      <text:p text:style-name="P136">function myFunc(?MyObject $myObj){</text:p>
      <text:p text:style-name="P136"><text:s text:c="4"/>echo "hello world";</text:p>
      <text:p text:style-name="P155">}</text:p>
      <text:p text:style-name="P164">// this is allowed</text:p>
      <text:p text:style-name="P155">myFunc(null);</text:p>
      <text:p text:style-name="P164">// this produces a fatal error: Too few arguments</text:p>
      <text:p text:style-name="P114">myFunc();</text:p>
      <text:p text:style-name="P43"><text:span text:style-name="T38">Note</text:span> : The argument is not optional; <text:s/>you have to explicitly pass null or an object of the specified type.</text:p>
      <text:p text:style-name="P3"><text:soft-page-break/>Optional Arguments</text:p>
      <text:p text:style-name="P47"/>
      <text:p text:style-name="P107">&lt;?php</text:p>
      <text:p text:style-name="P136">function sayHi($message = 'world') {</text:p>
      <text:p text:style-name="P155"><text:s text:c="4"/>echo "Hello $message";</text:p>
      <text:p text:style-name="P136">}</text:p>
      <text:p text:style-name="P126">sayHi();</text:p>
      <text:p text:style-name="P114">?&gt;</text:p>
      <text:p text:style-name="P94">/*Hello $message*/</text:p>
      <text:p text:style-name="P40"><text:span text:style-name="T34">Note: </text:span><text:span text:style-name="T30"><text:s/>PHP 7 will throw an ArgumentCountError if you do not supply all the mandatory parameters to a function. </text:span></text:p>
      <text:p text:style-name="P22"/>
      <text:p text:style-name="P40"/>
      <text:p text:style-name="P41"/>
      <text:p text:style-name="P40"/>
      <text:p text:style-name="P40"/>
      <text:h text:style-name="P1" text:outline-level="1">Overloading in PHP</text:h>
      <text:p text:style-name="P5"/>
      <text:p text:style-name="P56">In other programming languages, overloading usually refers to declaring multiple functions with the same name but with differing quantities and types of arguments.</text:p>
      <text:p text:style-name="P8"><text:span text:style-name="T38">PHP will not let you redeclare the same function name</text:span>. However, PHP does let you call a function with different arguments and offers you some functions to be able to access the arguments that a function was called with.</text:p>
      <text:p text:style-name="P8"/>
      <text:p text:style-name="P8"/>
      <text:p text:style-name="P19"><text:span text:style-name="Strong_20_Emphasis"><text:span text:style-name="T36">func_num_args</text:span></text:span><text:span text:style-name="T35">(): </text:span><text:span text:style-name="T37">int<text:tab/><text:tab/><text:tab/></text:span><text:span text:style-name="T78">Gets the number of arguments passed to the function.</text:span></text:p>
      <text:p text:style-name="P38"/>
      <text:p text:style-name="P19"><text:span text:style-name="Strong_20_Emphasis"><text:span text:style-name="T36">func_get_args</text:span></text:span><text:span text:style-name="T35">(): </text:span><text:span text:style-name="T37">array<text:tab/><text:tab/><text:tab/></text:span><text:span text:style-name="T79">Gets an array of the function's argument list.</text:span></text:p>
      <text:p text:style-name="P38"/>
      <text:p text:style-name="Standard"><text:span text:style-name="Strong_20_Emphasis"><text:span text:style-name="T10">func_get_arg</text:span></text:span><text:span text:style-name="T9">(</text:span><text:span text:style-name="T13">int</text:span><text:span text:style-name="T9"> </text:span><text:span text:style-name="Source_20_Text"><text:span text:style-name="T11">$position</text:span></text:span><text:span text:style-name="T9">): </text:span><text:span text:style-name="Strong_20_Emphasis"><text:span text:style-name="T10">mixed<text:tab/></text:span></text:span><text:span text:style-name="T29">Gets the specified argument from a user-defined function's</text:span><text:span text:style-name="T12"> <text:tab/><text:tab/><text:tab/><text:tab/><text:tab/><text:tab/></text:span><text:span text:style-name="T29">argument list.</text:span></text:p>
      <text:p text:style-name="P8"/>
      <text:p text:style-name="P9"><text:span text:style-name="T47">Example </text:span><text:span text:style-name="T48">6</text:span><text:span text:style-name="T47">:</text:span></text:p>
      <text:p text:style-name="P8"/>
      <text:p text:style-name="P60">&lt;?php</text:p>
      <text:p text:style-name="P171">function foo() {</text:p>
      <text:p text:style-name="P160"><text:s text:c="3"/>$numArgs = func_num_args();</text:p>
      <text:p text:style-name="P160"><text:s text:c="3"/>$args = func_get_args();</text:p>
      <text:p text:style-name="P160"><text:s text:c="3"/>$fistArg = func_get_arg(0);</text:p>
      <text:p text:style-name="P135"/>
      <text:p text:style-name="P135"><text:s text:c="3"/>echo 'Number or arguments: ' . $numArgs . '&lt;br&gt;';</text:p>
      <text:p text:style-name="P135"><text:s text:c="3"/>echo '1st argument: ' . $fistArg . '&lt;br&gt;';</text:p>
      <text:p text:style-name="P165"><text:s text:c="3"/>var_export($args);</text:p>
      <text:p text:style-name="P168">}</text:p>
      <text:p text:style-name="P168">foo('000', 1, 'two', 'THREE', 'iv');</text:p>
      <text:p text:style-name="P135">?&gt;</text:p>
      <text:p text:style-name="P8"/>
      <text:p text:style-name="P8"/>
      <text:p text:style-name="P30">/*</text:p>
      <text:p text:style-name="P30">Number or arguments: 5<text:line-break/>1st argument: 000<text:line-break/>array ( 0 =&gt; '000', 1 =&gt; 1, 2 =&gt; 'two', 3 =&gt; 'THREE', 4 =&gt; 'iv', )</text:p>
      <text:p text:style-name="P30">*/</text:p>
      <text:p text:style-name="P8"/>
      <text:p text:style-name="P68"><text:soft-page-break/><text:span text:style-name="T47">Example </text:span><text:span text:style-name="T49">7</text:span><text:span text:style-name="T47">:</text:span></text:p>
      <text:p text:style-name="P24"/>
      <text:p text:style-name="P66">&lt;?php</text:p>
      <text:p text:style-name="P23">function bar(?string $data): void {</text:p>
      <text:p text:style-name="P135"><text:s text:c="4"/>$data = 'Changed';</text:p>
      <text:p text:style-name="P135"/>
      <text:p text:style-name="P135"><text:s text:c="4"/>if (func_num_args() &gt; 0) {</text:p>
      <text:p text:style-name="P135"><text:s text:c="8"/>echo func_get_arg(0);</text:p>
      <text:p text:style-name="P135"><text:s text:c="4"/>} </text:p>
      <text:p text:style-name="P135">}</text:p>
      <text:p text:style-name="P135"/>
      <text:p text:style-name="P135">bar(‘<text:span text:style-name="T82">Variable’</text:span>);</text:p>
      <text:p text:style-name="P168">?&gt;</text:p>
      <text:p text:style-name="P142">/* Changed */</text:p>
      <text:p text:style-name="P8"/>
      <text:p text:style-name="P8"/>
      <text:p text:style-name="P10">In PHP 5, this outputs Variable, but in PHP 7, it outputs Changed. </text:p>
      <text:p text:style-name="P10">This shows that in PHP 7 if you change the value of an argument in a function, then the value returned by func_get_arg() will be the new value and not the original value.</text:p>
      <text:p text:style-name="P8"/>
      <text:p text:style-name="P39"/>
      <text:p text:style-name="P4"/>
      <text:p text:style-name="P46"/>
      <text:p text:style-name="P7">Variadics</text:p>
      <text:p text:style-name="P46"/>
      <text:p text:style-name="P69">By using the ... token in <text:span text:style-name="T83">the</text:span> argument list, <text:s/><text:span text:style-name="T83">it is </text:span>specify that the function will accept a variable number of parameters.</text:p>
      <text:p text:style-name="P93">The variadic parameters are made available in <text:span text:style-name="T83">the</text:span> function as an array. If mixing normal fixed parameters with a variadic syntax, then the variadic parameter must be the last parameter in the list of parameters.</text:p>
      <text:p text:style-name="P83"><text:span text:style-name="T47">Example </text:span><text:span text:style-name="T50">8</text:span><text:span text:style-name="T47">:</text:span></text:p>
      <text:p text:style-name="P26">&lt;?php</text:p>
      <text:p text:style-name="P61">function baz($required, $optional = null, ...$variadic) {</text:p>
      <text:p text:style-name="P137"><text:s text:c="4"/>printf(</text:p>
      <text:p text:style-name="P137"><text:s text:c="8"/>'Required: %d; Optional: %d; number of variadic parameters: %d &lt;br&gt;', </text:p>
      <text:p text:style-name="P137"><text:s text:c="8"/>$required, $optional, count($variadic)</text:p>
      <text:p text:style-name="P137"><text:s text:c="4"/>);</text:p>
      <text:p text:style-name="P137">}</text:p>
      <text:p text:style-name="P137"/>
      <text:p text:style-name="P137">baz(1);</text:p>
      <text:p text:style-name="P137">baz(1, 2);</text:p>
      <text:p text:style-name="P137">baz(1, 2, 3);</text:p>
      <text:p text:style-name="P137">baz(1, 2, 3, 4);</text:p>
      <text:p text:style-name="P169">baz(1, 2, 3, 4, 5);</text:p>
      <text:p text:style-name="P161">?&gt;</text:p>
      <text:p text:style-name="P72"/>
      <text:p text:style-name="P31">/*</text:p>
      <text:p text:style-name="P31">Required: 1; Optional: 0; number of variadic parameters: 0<text:line-break/>Required: 1; Optional: 2; number of variadic parameters: 0<text:line-break/>Required: 1; Optional: 2; number of variadic parameters: 1<text:line-break/>Required: 1; Optional: 2; number of variadic parameters: 2<text:line-break/>Required: 1; Optional: 2; number of variadic parameters: 3</text:p>
      <text:p text:style-name="P31">*/</text:p>
      <text:p text:style-name="P76"><text:soft-page-break/>References</text:p>
      <text:p text:style-name="P73">The &amp; operator marks the parameter as being passed by reference.</text:p>
      <text:p text:style-name="P70"><text:span text:style-name="T47">Example </text:span><text:span text:style-name="T51">9</text:span><text:span text:style-name="T47">:</text:span></text:p>
      <text:p text:style-name="P62">&lt;?<text:span text:style-name="T84">php</text:span></text:p>
      <text:p text:style-name="P26">function addOne(<text:span text:style-name="T45">&amp;</text:span>$arg) {</text:p>
      <text:p text:style-name="P137"><text:s text:c="4"/>$arg++;</text:p>
      <text:p text:style-name="P166">}</text:p>
      <text:p text:style-name="P137">$a = 1;</text:p>
      <text:p text:style-name="P137">addOne($a);</text:p>
      <text:p text:style-name="P172">echo $a; </text:p>
      <text:p text:style-name="P138">?&gt;</text:p>
      <text:p text:style-name="P134"/>
      <text:p text:style-name="P142">// 2</text:p>
      <text:p text:style-name="P11"/>
      <text:p text:style-name="P11">If a function argument is not defined as being a reference, then you cannot pass a <text:s/>reference in that argument.</text:p>
      <text:p text:style-name="P46"/>
      <text:p text:style-name="P84"><text:span text:style-name="T47">Example </text:span><text:span text:style-name="T52">10</text:span><text:span text:style-name="T47">:</text:span></text:p>
      <text:p text:style-name="P81">&lt;?php</text:p>
      <text:p text:style-name="P67">function addOne($arg) {</text:p>
      <text:p text:style-name="P67"><text:s text:c="4"/>$arg++;</text:p>
      <text:p text:style-name="P81">}</text:p>
      <text:p text:style-name="P67">$a = 0;</text:p>
      <text:p text:style-name="P67">addOne(&amp;$a); </text:p>
      <text:p text:style-name="P81">echo $a;</text:p>
      <text:p text:style-name="P81">?&gt;</text:p>
      <text:p text:style-name="P35">// fatal error as of PHP 5.4.0</text:p>
      <text:p text:style-name="P46"/>
      <text:p text:style-name="P6"/>
      <text:p text:style-name="P6"/>
      <text:p text:style-name="P6"/>
      <text:p text:style-name="P6">Variable Functions</text:p>
      <text:p text:style-name="P46"/>
      <text:p text:style-name="P85"><text:span text:style-name="T47">Example </text:span><text:span text:style-name="T52">1</text:span><text:span text:style-name="T53">1</text:span><text:span text:style-name="T47">:</text:span></text:p>
      <text:p text:style-name="P26">&lt;?php</text:p>
      <text:p text:style-name="P26">function foo() {</text:p>
      <text:p text:style-name="P26">    echo 'Foo';</text:p>
      <text:p text:style-name="P26">}</text:p>
      <text:p text:style-name="P26">$var = 'foo';</text:p>
      <text:p text:style-name="P27">$var(); </text:p>
      <text:p text:style-name="P27"/>
      <text:p text:style-name="P34">// <text:span text:style-name="T87">Foo</text:span></text:p>
      <text:p text:style-name="P46"/>
      <text:p text:style-name="P46"/>
      <text:p text:style-name="P12"><text:span text:style-name="T38">Note:</text:span> </text:p>
      <text:p text:style-name="P12">Language constructs such as we saw earlier are not functions. You cannot use them as variable functions.</text:p>
      <text:p text:style-name="P12">You can call any callable as a variable function.</text:p>
      <text:p text:style-name="P46"/>
      <text:p text:style-name="P46"/>
      <text:p text:style-name="P46"><text:soft-page-break/></text:p>
      <text:p text:style-name="P46"/>
      <text:p text:style-name="P78">Returns</text:p>
      <text:p text:style-name="P14">Using the return statement will prevent further code from executing in your function.</text:p>
      <text:p text:style-name="P80">If you return from the root scope, then your program will terminate.</text:p>
      <text:p text:style-name="P86"><text:span text:style-name="T54">Example </text:span><text:span text:style-name="T55">1</text:span><text:span text:style-name="T56">2</text:span><text:span text:style-name="T54">:</text:span></text:p>
      <text:p text:style-name="P29">&lt;?php</text:p>
      <text:p text:style-name="P29">return "hello";</text:p>
      <text:p text:style-name="P75">echo "This is never run";</text:p>
      <text:p text:style-name="P13"><text:span text:style-name="T85">PHP will return </text:span><text:span text:style-name="T39">NULL</text:span><text:span text:style-name="T85"> if you do not specify a return value for your function using the return keyword.</text:span></text:p>
      <text:p text:style-name="P14"/>
      <text:p text:style-name="P14"/>
      <text:p text:style-name="P77">Return Type Declarations</text:p>
      <text:p text:style-name="P14">To specify what variable type the function will return, place a colon and the type after the parameters braces.</text:p>
      <text:p text:style-name="P14"/>
      <text:p text:style-name="P15">Because PHP is in coercive mode by default, <text:span text:style-name="T86">if the wrong varable type has been given as argument,</text:span> <text:span text:style-name="T86">php</text:span> <text:s/><text:span text:style-name="T86">will try to <text:s/></text:span>converts <text:span text:style-name="T87">it</text:span><text:span text:style-name="T86"> to the specifed </text:span><text:span text:style-name="T87">type </text:span>when it returns from the function. </text:p>
      <text:p text:style-name="P18">If we declared strict mode <text:span text:style-name="T87">or PHP is unable to convert it</text:span>, then PHP would generate a TypeError.</text:p>
      <text:p text:style-name="P15"/>
      <text:p text:style-name="P87"><text:span text:style-name="T54">Example </text:span><text:span text:style-name="T55">1</text:span><text:span text:style-name="T57">3</text:span><text:span text:style-name="T54">:</text:span></text:p>
      <text:p text:style-name="P82">&lt;?<text:span text:style-name="T88">php</text:span></text:p>
      <text:p text:style-name="P28">function getFullName($nameAndSurname)<text:span text:style-name="T45">: string</text:span> {</text:p>
      <text:p text:style-name="P139"><text:s text:c="4"/>return $nameAndSurname;</text:p>
      <text:p text:style-name="P139">}</text:p>
      <text:p text:style-name="P139"/>
      <text:p text:style-name="P170">echo gettype(getFullName(123456));</text:p>
      <text:p text:style-name="P139">?&gt;</text:p>
      <text:p text:style-name="P15"/>
      <text:p text:style-name="P36">// string</text:p>
      <text:p text:style-name="P36"/>
      <text:p text:style-name="P36"/>
      <text:p text:style-name="P15"><text:span text:style-name="T38">Note: <text:s/></text:span>You can't specify strict mode for just one of the return or argument type declarations. If you specify strict mode, it will affect both.</text:p>
      <text:p text:style-name="P15"/>
      <text:p text:style-name="P15"/>
      <text:p text:style-name="P58">Return Void</text:p>
      <text:p text:style-name="P88"><text:span text:style-name="T54">Example </text:span><text:span text:style-name="T55">1</text:span><text:span text:style-name="T58">4<text:tab/>"void" (PHP 7.1+)</text:span><text:span text:style-name="T54">:</text:span></text:p>
      <text:p text:style-name="P63">&lt;?php</text:p>
      <text:p text:style-name="P28">function sayHello()<text:span text:style-name="T45">:void</text:span> {</text:p>
      <text:p text:style-name="P139"><text:s text:c="4"/>echo 'Hello World! &lt;br&gt;';</text:p>
      <text:p text:style-name="P139">}</text:p>
      <text:p text:style-name="P139"/>
      <text:p text:style-name="P139">$greedings = sayHello();</text:p>
      <text:p text:style-name="P170">var_dump($greedings);</text:p>
      <text:p text:style-name="P139">?&gt;</text:p>
      <text:p text:style-name="P28"/>
      <text:p text:style-name="P65">/*</text:p>
      <text:p text:style-name="P65">Hello World!<text:line-break/>NULL</text:p>
      <text:p text:style-name="P36">*/</text:p>
      <text:h text:style-name="P2" text:outline-level="3"><text:soft-page-break/><text:span text:style-name="T43">Using </text:span><text:span text:style-name="Source_20_Text"><text:span text:style-name="T44">static</text:span></text:span><text:span text:style-name="T43"> variables</text:span></text:h>
      <text:p text:style-name="P36"/>
      <text:p text:style-name="P71">A static variable exists only in a local function scope, but it does not lose its value when program execution leaves this scope.</text:p>
      <text:p text:style-name="P89"><text:span text:style-name="T54">Example </text:span><text:span text:style-name="T55">1</text:span><text:span text:style-name="T59">5</text:span><text:span text:style-name="T54">:</text:span></text:p>
      <text:p text:style-name="P64">&lt;?<text:span text:style-name="T89">php<text:tab/><text:tab/><text:tab/><text:tab/><text:tab/><text:tab/><text:tab/><text:tab/><text:tab/></text:span>&lt;?<text:span text:style-name="T89">php</text:span></text:p>
      <text:p text:style-name="P64">function blue() {<text:tab/><text:tab/><text:tab/><text:tab/><text:tab/><text:tab/><text:tab/>function red() {</text:p>
      <text:p text:style-name="P162"><text:s text:c="4"/>$b = 0;<text:tab/><text:tab/><text:tab/><text:tab/><text:tab/><text:tab/><text:tab/><text:tab/> <text:s text:c="3"/><text:span text:style-name="T45">static</text:span> $r = 0;</text:p>
      <text:p text:style-name="P162"><text:s text:c="4"/>$b++;<text:tab/><text:tab/><text:tab/><text:tab/><text:tab/><text:tab/><text:tab/><text:tab/> <text:s text:c="3"/>$r++;</text:p>
      <text:p text:style-name="P162"><text:s text:c="4"/>return $b;<text:tab/><text:tab/><text:tab/><text:tab/><text:tab/><text:tab/><text:tab/> <text:s text:c="3"/>return $r;</text:p>
      <text:p text:style-name="P173">}<text:tab/><text:tab/><text:tab/><text:tab/><text:tab/><text:tab/><text:tab/><text:tab/><text:tab/>}</text:p>
      <text:p text:style-name="P162">echo blue();<text:tab/><text:tab/><text:tab/><text:tab/><text:tab/><text:tab/><text:tab/>echo red();</text:p>
      <text:p text:style-name="P162">echo blue();<text:tab/><text:tab/><text:tab/><text:tab/><text:tab/><text:tab/><text:tab/>echo red();</text:p>
      <text:p text:style-name="P162">echo blue();<text:tab/><text:tab/><text:tab/><text:tab/><text:tab/><text:tab/><text:tab/>echo red();</text:p>
      <text:p text:style-name="P162">?&gt;<text:tab/><text:tab/><text:tab/><text:tab/><text:tab/><text:tab/><text:tab/><text:tab/><text:tab/>?&gt;</text:p>
      <text:p text:style-name="P28"/>
      <text:p text:style-name="P92">// 111<text:tab/><text:tab/><text:tab/><text:tab/><text:tab/><text:tab/><text:tab/><text:tab/>// 1<text:span text:style-name="T89">23</text:span></text:p>
      <text:p text:style-name="P146"><text:span text:style-name="T89">S</text:span>tatic variables also provide one way to deal with recursive functions. </text:p>
      <text:p text:style-name="P167"/>
      <text:p text:style-name="P174"><text:span text:style-name="Source_20_Text"><text:span text:style-name="T44">Return by Reference</text:span></text:span></text:p>
      <text:p text:style-name="P21">It is possible to declare a function so that it returns a reference to a variable, rather than a copy of the variable. </text:p>
      <text:p text:style-name="P21">To declare a function as return by reference, you place an <text:span text:style-name="T4">&amp;</text:span> operator in front of its name.</text:p>
      <text:p text:style-name="P79">Then, when calling the function, you also place the <text:span text:style-name="T4">&amp;</text:span> operator in front of the call, <text:span text:style-name="T90">else it will assign by value.</text:span></text:p>
      <text:p text:style-name="P90"><text:span text:style-name="T54">Example </text:span><text:span text:style-name="T55">1</text:span><text:span text:style-name="T59">5</text:span><text:span text:style-name="T54">:</text:span></text:p>
      <text:p text:style-name="P74">&lt;?php</text:p>
      <text:p text:style-name="P140">function <text:span text:style-name="T45">&amp;</text:span>collector() {</text:p>
      <text:p text:style-name="P139"><text:s text:c="4"/>static $collection = array();</text:p>
      <text:p text:style-name="P139"><text:s text:c="4"/>return $collection;</text:p>
      <text:p text:style-name="P167">}</text:p>
      <text:p text:style-name="P139">$myCollection = <text:span text:style-name="T45">&amp;</text:span>collector();</text:p>
      <text:p text:style-name="P147">$myCollection[] = 'silver britannia';</text:p>
      <text:p text:style-name="P139"/>
      <text:p text:style-name="P139">$yourCollection = <text:span text:style-name="T45">&amp;</text:span>collector();</text:p>
      <text:p text:style-name="P147">array_push($yourCollection, 'golden eagles');</text:p>
      <text:p text:style-name="P139"/>
      <text:p text:style-name="P147">array_push(collector(), 'krugerrand');</text:p>
      <text:p text:style-name="P139"/>
      <text:p text:style-name="P170">var_export($myCollection);</text:p>
      <text:p text:style-name="P139">?&gt;</text:p>
      <text:p text:style-name="P20"/>
      <text:p text:style-name="P129">// array ( 0 =&gt; 'silver britannia', 1 =&gt; 'golden eagles', 2 =&gt; 'krugerrand', )</text:p>
      <text:p text:style-name="P57"><text:span text:style-name="Strong_20_Emphasis"><text:span text:style-name="T77">Note</text:span></text:span><text:span text:style-name="T77">: </text:span><text:span text:style-name="T75">Note that  </text:span><text:span text:style-name="Source_20_Text"><text:span text:style-name="T6">array_push(</text:span></text:span><text:span text:style-name="Source_20_Text"><text:span text:style-name="T46">&amp;</text:span></text:span><text:span text:style-name="Source_20_Text"><text:span text:style-name="T6">collector(), 'foo');</text:span></text:span><text:span text:style-name="T7"> </text:span><text:span text:style-name="T75">will </text:span><text:span text:style-name="Emphasis"><text:span text:style-name="T76">not</text:span></text:span><text:span text:style-name="T75"> work, it results in a fatal error.</text:span></text:p>
      <text:p text:style-name="P59">The function itself must return a variable. If you try to return, for example, a numeric literal like 1, a runtime error will be generated.</text:p>
      <text:p text:style-name="P59">Two use cases for this are the Factory pattern and for obtaining a resource like a filehandle or database connection.</text:p>
      <text:p text:style-name="P96"><text:soft-page-break/><text:span text:style-name="Source_20_Text"><text:span text:style-name="T3">Variable Scope in Functions</text:span></text:span></text:p>
      <text:p text:style-name="P16">PHP has three levels of scope—global, function, and class. Every time a function is called, a new function scope is created. You can include global scope variables into your function in one of two ways:</text:p>
      <text:p text:style-name="P95">By using the superglobal <text:span text:style-name="T4">$GLOBAL</text:span>, <text:s/>or by using the <text:span text:style-name="T4">global </text:span>keyword.</text:p>
      <text:p text:style-name="P91"><text:span text:style-name="T54">Example </text:span><text:span text:style-name="T55">1</text:span><text:span text:style-name="T60">6</text:span><text:span text:style-name="T54">:</text:span><text:span text:style-name="T85"><text:tab/></text:span><text:span text:style-name="T54">Example </text:span><text:span text:style-name="T55">1</text:span><text:span text:style-name="T60">7</text:span><text:span text:style-name="T54">:</text:span></text:p>
      <text:p text:style-name="P53"><text:span text:style-name="T91">&lt;?php<text:tab/>&lt;?php<text:tab/><text:tab/><text:tab/></text:span><text:line-break/><text:span text:style-name="T91">$a </text:span><text:span text:style-name="T93">= </text:span><text:span text:style-name="T91">1</text:span><text:span text:style-name="T93">;<text:tab/></text:span><text:span text:style-name="T91">$</text:span><text:span text:style-name="T92">c</text:span><text:span text:style-name="T91"> </text:span><text:span text:style-name="T93">= </text:span><text:span text:style-name="T92">3</text:span><text:span text:style-name="T93">;</text:span><text:line-break/><text:span text:style-name="T91">$b </text:span><text:span text:style-name="T93">= </text:span><text:span text:style-name="T91">2</text:span><text:span text:style-name="T93">;<text:tab/></text:span><text:span text:style-name="T91">$</text:span><text:span text:style-name="T92">d</text:span><text:span text:style-name="T91"> </text:span><text:span text:style-name="T93">= </text:span><text:span text:style-name="T92">4</text:span><text:span text:style-name="T93">;</text:span><text:line-break/><text:tab/><text:line-break/><text:span text:style-name="T93">function </text:span><text:span text:style-name="T91">Sum</text:span><text:span text:style-name="T93">(){<text:tab/>function </text:span><text:span text:style-name="T91">Sum</text:span><text:span text:style-name="T93">()</text:span><text:span text:style-name="T94">{</text:span><text:line-break/><text:line-break/><text:span text:style-name="T93">    global </text:span><text:span text:style-name="T91">$a</text:span><text:span text:style-name="T93">, </text:span><text:span text:style-name="T91">$b</text:span><text:span text:style-name="T93">;<text:tab/>    </text:span><text:span text:style-name="T91">$GLOBALS</text:span><text:span text:style-name="T93">[</text:span><text:span text:style-name="T95">'</text:span><text:span text:style-name="T96">c</text:span><text:span text:style-name="T95">'</text:span><text:span text:style-name="T93">] = </text:span><text:span text:style-name="T91">$GLOBALS</text:span><text:span text:style-name="T93">[</text:span><text:span text:style-name="T95">'</text:span><text:span text:style-name="T96">c</text:span><text:span text:style-name="T95">'</text:span><text:span text:style-name="T93">] + </text:span><text:span text:style-name="T91">$GLOBALS</text:span><text:span text:style-name="T93">[</text:span><text:span text:style-name="T95">'</text:span><text:span text:style-name="T96">d</text:span><text:span text:style-name="T95">'</text:span><text:span text:style-name="T93">];</text:span><text:line-break/><text:line-break/><text:span text:style-name="T93">    </text:span><text:span text:style-name="T91">$b </text:span><text:span text:style-name="T93">= </text:span><text:span text:style-name="T91">$a </text:span><text:span text:style-name="T93">+ </text:span><text:span text:style-name="T91">$b</text:span><text:span text:style-name="T93">;<text:tab/>} </text:span><text:line-break/><text:span text:style-name="T93">} <text:tab/></text:span><text:line-break/><text:line-break/><text:span text:style-name="T91">Sum</text:span><text:span text:style-name="T93">();<text:tab/></text:span><text:span text:style-name="T91">Sum</text:span><text:span text:style-name="T93">();</text:span><text:line-break/><text:span text:style-name="T93">echo </text:span><text:span text:style-name="T91">$b</text:span><text:span text:style-name="T93">;<text:tab/>echo </text:span><text:span text:style-name="T91">$</text:span><text:span text:style-name="T92">c</text:span><text:span text:style-name="T93">;</text:span><text:line-break/><text:span text:style-name="T91">?&gt;<text:tab/>?&gt;</text:span></text:p>
      <text:p text:style-name="P54"/>
      <text:p text:style-name="P181">// 3<text:tab/>// 7</text:p>
      <text:p text:style-name="P185"><text:span text:style-name="Source_20_Text"><text:span text:style-name="T28">Lambda and Closure</text:span></text:span></text:p>
      <text:p text:style-name="P132"><text:span text:style-name="T20">A</text:span><text:span text:style-name="T24"> lambda</text:span><text:span text:style-name="T20"> in PHP is an anonymous function that can be stored as a variable. </text:span><text:span text:style-name="T21">When assigning a lambda to a variable, a</text:span><text:span text:style-name="T23">dding a</text:span><text:span text:style-name="T24"> semicolon</text:span><text:span text:style-name="T20"> </text:span><text:span text:style-name="T21">is required</text:span><text:span text:style-name="T20"> after the function definition because anonymous function definitions are expressions.</text:span></text:p>
      <text:p text:style-name="P98"><text:span text:style-name="T25">Example </text:span><text:span text:style-name="T26">1</text:span><text:span text:style-name="T27">8</text:span><text:span text:style-name="T25">:</text:span></text:p>
      <text:p text:style-name="P118">&lt;?php</text:p>
      <text:p text:style-name="P133">$lambda = function ($n, $m) {</text:p>
      <text:p text:style-name="P141">    return $n + $m;</text:p>
      <text:p text:style-name="P141">};</text:p>
      <text:p text:style-name="P141"/>
      <text:p text:style-name="P187">echo  $lambda(4, 5);</text:p>
      <text:p text:style-name="P141">var_export(gettype($lambda));</text:p>
      <text:p text:style-name="P141">var_export(is_callable($lambda));</text:p>
      <text:p text:style-name="P156">var_export(get_class($lambda));</text:p>
      <text:p text:style-name="P176">?&gt;</text:p>
      <text:p text:style-name="P145">/*</text:p>
      <text:p text:style-name="P158">9</text:p>
      <text:p text:style-name="P158">'object '</text:p>
      <text:p text:style-name="P158">true</text:p>
      <text:p text:style-name="P158">'Closure' </text:p>
      <text:p text:style-name="P184">*/</text:p>
      <text:p text:style-name="P183"><text:span text:style-name="T24">Note: <text:s text:c="2"/></text:span><text:span text:style-name="T21">I</text:span><text:span text:style-name="T20">n PHP lambdas and closures are implemented as objects instantiated from the Closure class.</text:span></text:p>
      <text:p text:style-name="P180"><text:soft-page-break/><text:span text:style-name="T20">A </text:span><text:span text:style-name="T24">Closure</text:span><text:span text:style-name="T20"> </text:span><text:span text:style-name="T22">i</text:span><text:span text:style-name="T20">s the same as a Lambda. But it can access variables from the outside scope without using global variables. (it can encapsulates the state of its surrounding environment).</text:span></text:p>
      <text:p text:style-name="P102"><text:span text:style-name="T25">Example </text:span><text:span text:style-name="T26">1</text:span><text:span text:style-name="T27">9</text:span><text:span text:style-name="T25">:</text:span><text:span text:style-name="T80"><text:line-break/></text:span><text:span text:style-name="T17"><text:line-break/></text:span><text:span text:style-name="T15">&lt;?</text:span><text:span text:style-name="T16">php</text:span></text:p>
      <text:p text:style-name="P130">$user = "Philip";</text:p>
      <text:p text:style-name="P130"/>
      <text:p text:style-name="P130">$greeting = function () <text:span text:style-name="T100">use ($user)</text:span> {</text:p>
      <text:p text:style-name="P130"><text:s text:c="4"/><text:span text:style-name="T97">return</text:span> "Hello $user";</text:p>
      <text:p text:style-name="P130">};</text:p>
      <text:p text:style-name="P130"/>
      <text:p text:style-name="P130"><text:span text:style-name="T97">echo </text:span>$greeting(); </text:p>
      <text:p text:style-name="P117">?&gt;</text:p>
      <text:p text:style-name="P104">// "Hello Philip"</text:p>
      <text:p text:style-name="P55"/>
      <text:p text:style-name="P178"><text:span text:style-name="T98">T</text:span>he Closure access the $user variable. <text:span text:style-name="T98">By using the</text:span><text:span text:style-name="T81"> </text:span><text:span text:style-name="T8">use </text:span><text:span text:style-name="T98">keywork in</text:span> the Closure function definition. </text:p>
      <text:p text:style-name="P179"><text:span text:style-name="Source_20_Text"><text:span text:style-name="T3">Early and Late Binding</text:span></text:span></text:p>
      <text:p text:style-name="P182"><text:span text:style-name="T98">To alter an </text:span>outside scope<text:span text:style-name="T98"> variable within the Closure, an ampersand need to be appended to the variable. An ampersand before a variable means this is a reference and so the original variable is also updated.</text:span> </text:p>
      <text:p text:style-name="P186">This is called <text:span text:style-name="T38">la</text:span>te binding. <text:s/>In late binding <text:s/>the value and type of the variable is not declared until the closure is called. PHP will coerce the variable to a specific type and value when it needs to operate on it.</text:p>
      <text:p text:style-name="P15"/>
      <text:p text:style-name="P103"><text:span text:style-name="T41">Example </text:span><text:span text:style-name="T42">20</text:span><text:span text:style-name="T41">:</text:span></text:p>
      <text:p text:style-name="P119">&lt;?<text:span text:style-name="T99">php</text:span></text:p>
      <text:p text:style-name="P130">$i = 0;</text:p>
      <text:p text:style-name="P130"/>
      <text:p text:style-name="P131">// Increase counter within the scope</text:p>
      <text:p text:style-name="P131">// of the function but pass it as a reference</text:p>
      <text:p text:style-name="P130"/>
      <text:p text:style-name="P130">$closure = function () <text:span text:style-name="T100">use (&amp;$i)</text:span> {</text:p>
      <text:p text:style-name="P130"><text:s text:c="4"/>$i++;</text:p>
      <text:p text:style-name="P130">};</text:p>
      <text:p text:style-name="P130"/>
      <text:p text:style-name="P130">$closure();</text:p>
      <text:p text:style-name="P130"/>
      <text:p text:style-name="P109">echo $i; </text:p>
      <text:p text:style-name="P115">?&gt;</text:p>
      <text:p text:style-name="P36">// 1</text:p>
      <text:p text:style-name="P36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Source_20_Text"><text:span text:style-name="T3">Binding Closures to Scopes</text:span></text:span></text:p>
      <text:p text:style-name="P15"/>
      <text:p text:style-name="P15"/>
      <text:p text:style-name="P15"/>
      <text:p text:style-name="P15"/>
      <text:p text:style-name="P37">Callables</text:p>
      <text:p text:style-name="P37"/>
      <text:p text:style-name="P37">Return by referance OOP https://www.php.net/manual/en/language.references.return.php </text:p>
      <text:p text:style-name="P37">Yeild generators </text:p>
      <text:p text:style-name="P37">Use nested functions</text:p>
      <text:p text:style-name="P37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" svg:font-family="'Fira code', MonoLisa, 'Droid Sans Mono', monospace, monospace, 'Droid Sans Fallback'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09-10T20:26:32.904104617</dc:date>
    <meta:editing-duration>PT18H12M12S</meta:editing-duration>
    <meta:editing-cycles>89</meta:editing-cycles>
    <meta:generator>LibreOffice/7.1.6.2$Linux_X86_64 LibreOffice_project/10$Build-2</meta:generator>
    <meta:print-date>2021-09-10T16:05:25.753000000</meta:print-date>
    <meta:document-statistic meta:table-count="0" meta:image-count="0" meta:object-count="0" meta:page-count="10" meta:paragraph-count="294" meta:word-count="1860" meta:character-count="11407" meta:non-whitespace-character-count="9533"/>
  </office:meta>
</office:document-meta>
</file>